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NSimSun" svg:font-family="NSimSun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Segoe UI Historic" svg:font-family="'Segoe UI Historic'" style:font-adornments="Gra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MonsterAdventure V4</text:p>
      <text:p text:style-name="Text_20_body"/>
      <text:h text:style-name="Heading_20_1" text:outline-level="1">Expérience visée : Trouver sa place dans le monde</text:h>
      <text:p text:style-name="Text_20_body">Le joueur joue une entité inconnu, contrôlant la vie et la mort des êtres vivants par le biais du mana. Le jeu pousse le joueur à être méchant, car c'est les seules directives que le joueur aura. Cependant, s'il cherche assez, il pourra faire le bien.</text:p>
      <text:p text:style-name="Text_20_body"/>
      <text:p text:style-name="Text_20_body">3 mots pour décrire son expérience :</text:p>
      <text:list xml:id="list6182202320972370896" text:style-name="L1">
        <text:list-item>
          <text:p text:style-name="P1">Comprendre comment fonctionne le monde</text:p>
        </text:list-item>
        <text:list-item>
          <text:p text:style-name="P1">Choisir de faire le bien (difficile) ou le mal (facile)</text:p>
        </text:list-item>
        <text:list-item>
          <text:p text:style-name="P1">Trouver sa place dans le monde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NSimSun" svg:font-family="NSimSun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Segoe UI Historic" svg:font-family="'Segoe UI Historic'" style:font-adornments="Gra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ambria" fo:font-size="36pt" fo:font-weight="bold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NSimSun" fo:font-size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fo:text-transform="capitalize" style:font-name="Segoe UI Historic" fo:font-size="20pt" fo:font-style="normal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08:52:11.56</meta:creation-date>
    <meta:editing-duration>PT7M</meta:editing-duration>
    <meta:editing-cycles>2</meta:editing-cycles>
    <meta:generator>OpenOffice/4.1.2$Win32 OpenOffice.org_project/412m3$Build-9782</meta:generator>
    <dc:title>rp_type</dc:title>
    <meta:document-statistic meta:table-count="0" meta:image-count="0" meta:object-count="0" meta:page-count="1" meta:paragraph-count="7" meta:word-count="89" meta:character-count="482"/>
    <dc:date>2017-02-15T08:59:10.83</dc:date>
    <meta:template xlink:type="simple" xlink:actuate="onRequest" xlink:title="rp_type" xlink:href="file:///C:/Users/Jipay/AppData/Roaming/OpenOffice/4/user/template/rp_type.ott" meta:date="2017-02-15T08:52:11.27"/>
  </office:meta>
</office:document-meta>
</file>